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ro2"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Very 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Moved Battle Songs to their Respective Stage Folders</text:p>
          </table:table-cell>
          <table:table-cell office:value-type="string" calcext:value-type="string">
            <text:p>Low</text:p>
          </table:table-cell>
          <table:table-cell/>
        </table:table-row>
        <table:table-row table:style-name="ro1">
          <table:table-cell office:value-type="string" calcext:value-type="string">
            <text:p>List Which Character Can Equip in Gear Shop</text:p>
          </table:table-cell>
          <table:table-cell office:value-type="string" calcext:value-type="string">
            <text:p>Todo</text:p>
          </table:table-cell>
          <table:table-cell office:value-type="string" calcext:value-type="string">
            <text:p>Maybe say, “No one can currently equip this.” if none of your existing party members can.</text:p>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Initial Accessorie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Implement Battle TP Bars</text:p>
          </table:table-cell>
          <table:table-cell office:value-type="string" calcext:value-type="string">
            <text:p>Todo</text:p>
          </table:table-cell>
          <table:table-cell/>
        </table:table-row>
        <table:table-row table:style-name="ro2">
          <table:table-cell office:value-type="string" calcext:value-type="string">
            <text:p>Tips Npc</text:p>
          </table:table-cell>
          <table:table-cell office:value-type="string" calcext:value-type="string">
            <text:p>Todo</text:p>
          </table:table-cell>
          <table:table-cell table:style-name="ce24" office:value-type="string" calcext:value-type="string">
            <text:p>"In this game each character gets special techniques for use in battle. But to use a Tech, you must have enough Tech Points!” “Use Critical Tech to cancel a glowing enemy's Tech!" "The Slash Tech hits all enemies on a line!" "The further you go into the stage, the tougher the enemies are. Watch out for the dark red ones, they are the toughest!" "The first area has three sections. To proceed to the next section, you must find and destroy the boss of that section!"</text:p>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6">00/00/0000</text:date>, <text:time style:data-style-name="N2" text:time-value="19:00:13.60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6T19:33:52.573000000</dc:date>
    <meta:editing-duration>P5DT20H28M28S</meta:editing-duration>
    <meta:editing-cycles>438</meta:editing-cycles>
    <meta:generator>LibreOffice/7.1.0.3$Windows_X86_64 LibreOffice_project/f6099ecf3d29644b5008cc8f48f42f4a40986e4c</meta:generator>
    <meta:document-statistic meta:table-count="6" meta:cell-count="532" meta:object-count="0"/>
  </office:meta>
</office:document-meta>
</file>